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 style:data-style-name="N2" text:time-value="20:46:09.29226290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11T20:46:23.879397232</dc:date>
    <meta:editing-duration>PT7H15M8S</meta:editing-duration>
    <meta:editing-cycles>106</meta:editing-cycles>
    <meta:generator>LibreOffice/4.2.6.3$Linux_X86_64 LibreOffice_project/420m0$Build-3</meta:generator>
    <meta:document-statistic meta:table-count="1" meta:cell-count="6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